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6.004cm"/>
    </style:style>
    <style:style style:name="Tabela2.B" style:family="table-column">
      <style:table-column-properties style:column-width="10.991cm"/>
    </style:style>
    <style:style style:name="Tabela2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b2b2b2" fo:padding="0.097cm" fo:border="0.5pt solid #000000">
        <style:background-image/>
      </style:table-cell-properties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6" style:family="table-cell">
      <style:table-cell-properties fo:padding="0.097cm" fo:border-left="0.5pt solid #000000" fo:border-right="none" fo:border-top="none" fo:border-bottom="0.5pt solid #000000"/>
    </style:style>
    <style:style style:name="Tabela2.B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7" style:family="table-cell">
      <style:table-cell-properties fo:padding="0.097cm" fo:border-left="0.5pt solid #000000" fo:border-right="none" fo:border-top="none" fo:border-bottom="0.5pt solid #000000"/>
    </style:style>
    <style:style style:name="Tabela2.B7" style:family="table-cell">
      <style:table-cell-properties fo:padding="0.097cm" fo:border-left="0.5pt solid #000000" fo:border-right="0.5pt solid #000000" fo:border-top="none" fo:border-bottom="0.5pt solid #000000"/>
    </style:style>
    <style:style style:name="Tabela2.A8" style:family="table-cell">
      <style:table-cell-properties fo:padding="0.097cm" fo:border-left="0.5pt solid #000000" fo:border-right="none" fo:border-top="none" fo:border-bottom="0.5pt solid #000000"/>
    </style:style>
    <style:style style:name="Tabela2.B8" style:family="table-cell">
      <style:table-cell-properties fo:padding="0.097cm" fo:border-left="0.5pt solid #000000" fo:border-right="0.5pt solid #000000" fo:border-top="none" fo:border-bottom="0.5pt solid #000000"/>
    </style:style>
    <style:style style:name="Tabela2.A9" style:family="table-cell">
      <style:table-cell-properties fo:padding="0.097cm" fo:border-left="0.5pt solid #000000" fo:border-right="none" fo:border-top="none" fo:border-bottom="0.5pt solid #000000"/>
    </style:style>
    <style:style style:name="Tabela2.B9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0" style:family="table-cell">
      <style:table-cell-properties fo:padding="0.097cm" fo:border-left="0.5pt solid #000000" fo:border-right="none" fo:border-top="none" fo:border-bottom="0.5pt solid #000000"/>
    </style:style>
    <style:style style:name="Tabela2.B10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1" style:family="table-cell">
      <style:table-cell-properties fo:padding="0.097cm" fo:border-left="0.5pt solid #000000" fo:border-right="none" fo:border-top="none" fo:border-bottom="0.5pt solid #000000"/>
    </style:style>
    <style:style style:name="Tabela2.B11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2" style:family="table-cell">
      <style:table-cell-properties fo:padding="0.097cm" fo:border-left="0.5pt solid #000000" fo:border-right="none" fo:border-top="none" fo:border-bottom="0.5pt solid #000000"/>
    </style:style>
    <style:style style:name="Tabela2.B1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3" style:family="table-cell">
      <style:table-cell-properties fo:padding="0.097cm" fo:border-left="0.5pt solid #000000" fo:border-right="none" fo:border-top="none" fo:border-bottom="0.5pt solid #000000"/>
    </style:style>
    <style:style style:name="Tabela2.B1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4" style:family="table-cell">
      <style:table-cell-properties fo:padding="0.097cm" fo:border-left="0.5pt solid #000000" fo:border-right="none" fo:border-top="none" fo:border-bottom="0.5pt solid #000000"/>
    </style:style>
    <style:style style:name="Tabela2.B1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13pt" fo:font-weight="normal" officeooo:rsid="001549f4" officeooo:paragraph-rsid="001549f4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549f4" officeooo:paragraph-rsid="001549f4" fo:background-color="#ffff00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549f4" officeooo:paragraph-rsid="001549f4" style:font-size-asian="11.3500003814697pt" style:font-weight-asian="bold" style:font-size-complex="13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3pt" fo:font-weight="bold" officeooo:rsid="0015558f" officeooo:paragraph-rsid="0015558f" style:font-size-asian="11.3500003814697pt" style:font-weight-asian="bold" style:font-size-complex="13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3pt" officeooo:rsid="0015558f" officeooo:paragraph-rsid="0015558f" style:font-size-asian="11.3500003814697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officeooo:rsid="0015e192" officeooo:paragraph-rsid="0015e192" style:font-size-asian="11.3500003814697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5558f" officeooo:paragraph-rsid="0015558f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6pt" fo:font-weight="bold" officeooo:rsid="001549f4" officeooo:paragraph-rsid="001549f4" fo:background-color="#fffff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549f4" officeooo:paragraph-rsid="001549f4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549f4" officeooo:paragraph-rsid="0016928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ize="13pt" fo:font-weight="bold" officeooo:rsid="0015eb64" officeooo:paragraph-rsid="001549f4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officeooo:paragraph-rsid="0016928c"/>
    </style:style>
    <style:style style:name="P13" style:family="paragraph" style:parent-style-name="Table_20_Contents">
      <style:paragraph-properties fo:text-align="start" style:justify-single-word="false"/>
      <style:text-properties fo:font-size="13pt" fo:font-weight="bold" officeooo:rsid="0015558f" officeooo:paragraph-rsid="0016928c" style:font-size-asian="11.3500003814697pt" style:font-weight-asian="bold" style:font-size-complex="13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3pt" officeooo:rsid="0015558f" officeooo:paragraph-rsid="0015558f" style:font-size-asian="11.3500003814697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15558f" officeooo:paragraph-rsid="0016928c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15e192" officeooo:paragraph-rsid="0015e192" style:font-size-asian="11.3500003814697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15e192" officeooo:paragraph-rsid="0016928c" style:font-size-asian="11.3500003814697pt" style:font-size-complex="13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5558f" officeooo:paragraph-rsid="0015558f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5558f" officeooo:paragraph-rsid="0016928c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officeooo:rsid="0015eb64"/>
    </style:style>
    <style:style style:name="T3" style:family="text">
      <style:text-properties officeooo:rsid="0015e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lossário de <text:span text:style-name="T3">T</text:span>ermos</text:p>
      <text:p text:style-name="P2"/>
      <text:p text:style-name="P3"/>
      <text:p text:style-name="P1"><text:span text:style-name="T1">Responsável:</text:span> Luís Gustavo Monteiro Santos</text:p>
      <text:p text:style-name="P1"><text:tab/> <text:s text:c="5"/>Gabriel Silva Lamboglia</text:p>
      <text:p text:style-name="P11"/>
      <table:table table:name="Tabela2" table:style-name="Tabela2">
        <table:table-column table:style-name="Tabela2.A"/>
        <table:table-column table:style-name="Tabela2.B"/>
        <table:table-row table:style-name="TableLine2091660449424">
          <table:table-cell table:style-name="Tabela2.A1" office:value-type="string">
            <text:p text:style-name="P13">Termo</text:p>
          </table:table-cell>
          <table:table-cell table:style-name="Tabela2.B1" office:value-type="string">
            <text:p text:style-name="P13">Definição</text:p>
          </table:table-cell>
        </table:table-row>
        <table:table-row table:style-name="TableLine2091660456336">
          <table:table-cell table:style-name="Tabela2.A10" office:value-type="string">
            <text:p text:style-name="P5">Avaliação</text:p>
          </table:table-cell>
          <table:table-cell table:style-name="Tabela2.B10" office:value-type="string">
            <text:p text:style-name="P5">Nota para o restaurante</text:p>
          </table:table-cell>
        </table:table-row>
        <table:table-row table:style-name="TableLine2091660451728">
          <table:table-cell table:style-name="Tabela2.A10" office:value-type="string">
            <text:p text:style-name="P5">Aviso</text:p>
          </table:table-cell>
          <table:table-cell table:style-name="Tabela2.B10" office:value-type="string">
            <text:p text:style-name="P5">Alerta para o cliente e funcionário que o pedido foi solicitado e vai ser entregue</text:p>
          </table:table-cell>
        </table:table-row>
        <table:table-row table:style-name="TableLine2091660457488">
          <table:table-cell table:style-name="Tabela2.A10" office:value-type="string">
            <text:p text:style-name="P7">Cliente</text:p>
          </table:table-cell>
          <table:table-cell table:style-name="Tabela2.B10" office:value-type="string">
            <text:p text:style-name="P5">Pessoa que realiza o pedido</text:p>
          </table:table-cell>
        </table:table-row>
        <table:table-row table:style-name="TableLine2091660458064">
          <table:table-cell table:style-name="Tabela2.A10" office:value-type="string">
            <text:p text:style-name="P5">Entregador</text:p>
          </table:table-cell>
          <table:table-cell table:style-name="Tabela2.B10" office:value-type="string">
            <text:p text:style-name="P5">Funcionário que entrega o pedido</text:p>
          </table:table-cell>
        </table:table-row>
        <table:table-row table:style-name="TableLine2091660454320">
          <table:table-cell table:style-name="Tabela2.A6" office:value-type="string">
            <text:p text:style-name="P6">Elogio</text:p>
          </table:table-cell>
          <table:table-cell table:style-name="Tabela2.B6" office:value-type="string">
            <text:p text:style-name="P6">Opinião positiva sobre o restaurante</text:p>
          </table:table-cell>
        </table:table-row>
        <table:table-row table:style-name="TableLine2091660453168">
          <table:table-cell table:style-name="Tabela2.A10" office:value-type="string">
            <text:p text:style-name="P5">Gerente</text:p>
          </table:table-cell>
          <table:table-cell table:style-name="Tabela2.B10" office:value-type="string">
            <text:p text:style-name="P5">Funcionário que gerencia o restaurante</text:p>
          </table:table-cell>
        </table:table-row>
        <table:table-row table:style-name="TableLine2091660458352">
          <table:table-cell table:style-name="Tabela2.A10" office:value-type="string">
            <text:p text:style-name="P5">Pedido</text:p>
          </table:table-cell>
          <table:table-cell table:style-name="Tabela2.B10" office:value-type="string">
            <text:p text:style-name="P5">Produto/refeição a ser entregue</text:p>
          </table:table-cell>
        </table:table-row>
        <table:table-row table:style-name="TableLine2091660458640">
          <table:table-cell table:style-name="Tabela2.A10" office:value-type="string">
            <text:p text:style-name="P5">Restaurante</text:p>
          </table:table-cell>
          <table:table-cell table:style-name="Tabela2.B10" office:value-type="string">
            <text:p text:style-name="P5">Estabelecimento que prepara o pedido</text:p>
          </table:table-cell>
        </table:table-row>
        <table:table-row table:style-name="TableLine2091660460944">
          <table:table-cell table:style-name="Tabela2.A10" office:value-type="string">
            <text:p text:style-name="P5">Rastrear pedido</text:p>
          </table:table-cell>
          <table:table-cell table:style-name="Tabela2.B10" office:value-type="string">
            <text:p text:style-name="P5">Acompanha a localização do entregador com o pedido</text:p>
          </table:table-cell>
        </table:table-row>
        <table:table-row table:style-name="TableLine2091660448272">
          <table:table-cell table:style-name="Tabela2.A11" office:value-type="string">
            <text:p text:style-name="P6">Reclamação</text:p>
          </table:table-cell>
          <table:table-cell table:style-name="Tabela2.B11" office:value-type="string">
            <text:p text:style-name="P6">Opinião negativa sobre o restaurante</text:p>
          </table:table-cell>
        </table:table-row>
        <table:table-row table:style-name="TableLine2091660458928">
          <table:table-cell table:style-name="Tabela2.A12" office:value-type="string">
            <text:p text:style-name="P5">Status do pedido</text:p>
          </table:table-cell>
          <table:table-cell table:style-name="Tabela2.B12" office:value-type="string">
            <text:p text:style-name="P5">Acompanha as etapas de preparação do pedido</text:p>
          </table:table-cell>
        </table:table-row>
        <table:table-row table:style-name="TableLine2091660446832">
          <table:table-cell table:style-name="Tabela2.A13" office:value-type="string">
            <text:p text:style-name="P5">Sugestão</text:p>
          </table:table-cell>
          <table:table-cell table:style-name="Tabela2.B13" office:value-type="string">
            <text:p text:style-name="P5">Ideia do cliente para o restaurante </text:p>
          </table:table-cell>
        </table:table-row>
        <table:table-row table:style-name="TableLine2091660462672">
          <table:table-cell table:style-name="Tabela2.A14" office:value-type="string">
            <text:p text:style-name="P5">Voto</text:p>
          </table:table-cell>
          <table:table-cell table:style-name="Tabela2.B14" office:value-type="string">
            <text:p text:style-name="P5">Opinião sobre as sugestões sugeridas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11:19:15.736000000</dc:date>
    <meta:editing-duration>PT16M39S</meta:editing-duration>
    <meta:editing-cycles>5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1" meta:word-count="108" meta:character-count="724" meta:non-whitespace-character-count="639"/>
  </office:meta>
</office:document-meta>
</file>